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33cm"/>
    </style:style>
    <style:style style:name="co2" style:family="table-column">
      <style:table-column-properties fo:break-before="auto" style:column-width="21.295cm"/>
    </style:style>
    <style:style style:name="co3" style:family="table-column">
      <style:table-column-properties fo:break-before="auto" style:column-width="9.813cm"/>
    </style:style>
    <style:style style:name="co4" style:family="table-column">
      <style:table-column-properties fo:break-before="auto" style:column-width="14.441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iologie-lernprogramme_sortie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rogrammname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Vorschaubil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reite</text:p>
          </table:table-cell>
          <table:table-cell table:style-name="ce1" office:value-type="string" calcext:value-type="string">
            <text:p>Höh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blauf der Replikation</text:p>
          </table:table-cell>
          <table:table-cell office:value-type="string" calcext:value-type="string">
            <text:p>Vereinfachte Darstellung der Vorgänge im Verlauf der DNA-Replikation</text:p>
          </table:table-cell>
          <table:table-cell office:value-type="string" calcext:value-type="string">
            <text:p>Ablauf_der_Replikation.png</text:p>
          </table:table-cell>
          <table:table-cell office:value-type="string" calcext:value-type="string">
            <text:p>https://biologie-lernprogramme.de/daten/programme/js/replikation_von_a_bis_z/index.html</text:p>
          </table:table-cell>
          <table:table-cell office:value-type="float" office:value="740" calcext:value-type="float">
            <text:p>740</text:p>
          </table:table-cell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nteilung der Lebewesen in ein natürliches System</text:p>
          </table:table-cell>
          <table:table-cell office:value-type="string" calcext:value-type="string">
            <text:p>Anschauliche Einordnung der Arten in ein hierarchiches System</text:p>
          </table:table-cell>
          <table:table-cell office:value-type="string" calcext:value-type="string">
            <text:p>Einteilung_der_Lebewesen_in_ein_natuerliches_System.png</text:p>
          </table:table-cell>
          <table:table-cell office:value-type="string" calcext:value-type="string">
            <text:p>https://biologie-lernprogramme.de/daten/programme/js/systematiker/index.html</text:p>
          </table:table-cell>
          <table:table-cell office:value-type="float" office:value="1240" calcext:value-type="float">
            <text:p>1240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karyotische Zelle</text:p>
          </table:table-cell>
          <table:table-cell office:value-type="string" calcext:value-type="string">
            <text:p>Veranschaulicht den Bau der Zelle auf elektronenmikroskopischer Ebene</text:p>
          </table:table-cell>
          <table:table-cell office:value-type="string" calcext:value-type="string">
            <text:p>Eukaryotische_Zelle.png</text:p>
          </table:table-cell>
          <table:table-cell office:value-type="string" calcext:value-type="string">
            <text:p>https://biologie-lernprogramme.de/daten/programme/js/zeller-online/index.html</text:p>
          </table:table-cell>
          <table:table-cell office:value-type="float" office:value="780" calcext:value-type="float">
            <text:p>780</text:p>
          </table:table-cell>
          <table:table-cell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tpflanzungsstrategien</text:p>
          </table:table-cell>
          <table:table-cell office:value-type="string" calcext:value-type="string">
            <text:p>Zeigt den Zusammenhang zwischen dem Populationswachstum in Abhängigkeit von der gewählten Fortpflanzungsstrategie</text:p>
          </table:table-cell>
          <table:table-cell office:value-type="string" calcext:value-type="string">
            <text:p>Fortpflanzungsstrategien.png</text:p>
          </table:table-cell>
          <table:table-cell office:value-type="string" calcext:value-type="string">
            <text:p>https://biologie-lernprogramme.de/daten/programme/js/fortpflanzungsstrateger/index.html</text:p>
          </table:table-cell>
          <table:table-cell office:value-type="float" office:value="820" calcext:value-type="float">
            <text:p>820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delsche Regeln</text:p>
          </table:table-cell>
          <table:table-cell office:value-type="string" calcext:value-type="string">
            <text:p>Veranschaulicht die Mendelschen Regeln</text:p>
          </table:table-cell>
          <table:table-cell office:value-type="string" calcext:value-type="string">
            <text:p>Mendelsche_Regeln.png</text:p>
          </table:table-cell>
          <table:table-cell office:value-type="string" calcext:value-type="string">
            <text:p>https://biologie-lernprogramme.de/daten/programme/js/mendler-online/index.html</text:p>
          </table:table-cell>
          <table:table-cell office:value-type="float" office:value="770" calcext:value-type="float">
            <text:p>770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ll zu den Mendelschen Regeln</text:p>
          </table:table-cell>
          <table:table-cell office:value-type="string" calcext:value-type="string">
            <text:p>Einfaches Modell zu den Mendelschen Regeln mit insgesamt bis zu vier betrachteten Merkmalen</text:p>
          </table:table-cell>
          <table:table-cell office:value-type="string" calcext:value-type="string">
            <text:p>Modell_zu_den_Mendelschen_Regeln.png</text:p>
          </table:table-cell>
          <table:table-cell office:value-type="string" calcext:value-type="string">
            <text:p>https://biologie-lernprogramme.de/daten/programme/js/lamassu-genetik/index.html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ll zum Kampf ums Überleben</text:p>
          </table:table-cell>
          <table:table-cell office:value-type="string" calcext:value-type="string">
            <text:p>Simulation zum Struggle-for-life mit Gras, Kaninchen und Füchsen als Kartenlegespiel</text:p>
          </table:table-cell>
          <table:table-cell office:value-type="string" calcext:value-type="string">
            <text:p>Modell_zum_Kampf_ums_Ueberleben.png</text:p>
          </table:table-cell>
          <table:table-cell office:value-type="string" calcext:value-type="string">
            <text:p>https://biologie-lernprogramme.de/daten/programme/js/struggle/index.html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se Translation</text:p>
          </table:table-cell>
          <table:table-cell office:value-type="string" calcext:value-type="string">
            <text:p>Zeigt die Degeneration des Genetischen Codes</text:p>
          </table:table-cell>
          <table:table-cell office:value-type="string" calcext:value-type="string">
            <text:p>Reverse_Translation.png</text:p>
          </table:table-cell>
          <table:table-cell office:value-type="string" calcext:value-type="string">
            <text:p>https://biologie-lernprogramme.de/daten/programme/js/reverse_translator/index.html</text:p>
          </table:table-cell>
          <table:table-cell office:value-type="float" office:value="720" calcext:value-type="float">
            <text:p>720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mmbaumanalyse</text:p>
          </table:table-cell>
          <table:table-cell office:value-type="string" calcext:value-type="string">
            <text:p>Hilfsmittel für die Analyse einfacher Stammbäume</text:p>
          </table:table-cell>
          <table:table-cell office:value-type="string" calcext:value-type="string">
            <text:p>Stammbaumanalyse.png</text:p>
          </table:table-cell>
          <table:table-cell office:value-type="string" calcext:value-type="string">
            <text:p>https://biologie-lernprogramme.de/daten/programme/js/stammbaeumer-online/index.html</text:p>
          </table:table-cell>
          <table:table-cell office:value-type="float" office:value="720" calcext:value-type="float">
            <text:p>720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ffwechselvorgänge</text:p>
          </table:table-cell>
          <table:table-cell office:value-type="string" calcext:value-type="string">
            <text:p>Veranschaulicht verschiedene assimilatorische und dissimilatorische Stoffwechselvorgänge</text:p>
          </table:table-cell>
          <table:table-cell office:value-type="string" calcext:value-type="string">
            <text:p>Stoffwechselvorgaenge.png</text:p>
          </table:table-cell>
          <table:table-cell office:value-type="string" calcext:value-type="string">
            <text:p>https://biologie-lernprogramme.de/daten/programme/js/stoffwechsler-online/index.html</text:p>
          </table:table-cell>
          <table:table-cell office:value-type="float" office:value="780" calcext:value-type="float">
            <text:p>780</text:p>
          </table:table-cell>
          <table:table-cell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string" calcext:value-type="string">
            <text:p>Veranschaulicht den Genetischen Code</text:p>
          </table:table-cell>
          <table:table-cell office:value-type="string" calcext:value-type="string">
            <text:p>Translation.png</text:p>
          </table:table-cell>
          <table:table-cell office:value-type="string" calcext:value-type="string">
            <text:p>https://biologie-lernprogramme.de/daten/programme/js/translator_online/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Übung zur Transkription</text:p>
          </table:table-cell>
          <table:table-cell office:value-type="string" calcext:value-type="string">
            <text:p>Anhand einer zufällig erzeugten Sequenz eines codogenen DNA-Strangs kann zur Übung die dazu passende mNRA ergänzt werden</text:p>
          </table:table-cell>
          <table:table-cell office:value-type="string" calcext:value-type="string">
            <text:p>Uebung_zur_Transkription.png</text:p>
          </table:table-cell>
          <table:table-cell office:value-type="string" calcext:value-type="string">
            <text:p>https://biologie-lernprogramme.de/daten/programme/js/transkribierer/index.html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erbung der Blutgruppen</text:p>
          </table:table-cell>
          <table:table-cell office:value-type="string" calcext:value-type="string">
            <text:p>Veranschaulicht die Vererbung der Blutgruppeneigenschaften am Beispiel des AB0-Systems</text:p>
          </table:table-cell>
          <table:table-cell office:value-type="string" calcext:value-type="string">
            <text:p>Vererbung_der_Blutgruppen.png</text:p>
          </table:table-cell>
          <table:table-cell office:value-type="string" calcext:value-type="string">
            <text:p>https://biologie-lernprogramme.de/daten/programme/js/blutgrupper-online/index.html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rgänge an Nervenzellen und Synapsen</text:p>
          </table:table-cell>
          <table:table-cell office:value-type="string" calcext:value-type="string">
            <text:p>Veranschaulicht die Erregungsleitung am Axon sowie die Erregungsübertragung an der Synapse</text:p>
          </table:table-cell>
          <table:table-cell office:value-type="string" calcext:value-type="string">
            <text:p>Vorgaenge_an_Nervenzellen_und_Synapsen.png</text:p>
          </table:table-cell>
          <table:table-cell office:value-type="string" calcext:value-type="string">
            <text:p>https://biologie-lernprogramme.de/daten/programme/js/nerver-online/index.html</text:p>
          </table:table-cell>
          <table:table-cell office:value-type="float" office:value="840" calcext:value-type="float">
            <text:p>840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'biologie-lernprogramme_sortiert'.A2:'biologie-lernprogramme_sortiert'.F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.00.0000</text:date>, <text:time style:data-style-name="N2" text:time-value="11:37:35.8848314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0$Build-2</meta:generator>
    <dc:date>2020-04-10T11:37:49.549875696</dc:date>
    <dc:creator>jj</dc:creator>
    <meta:editing-duration>PT43M46S</meta:editing-duration>
    <meta:editing-cycles>22</meta:editing-cycles>
    <meta:document-statistic meta:table-count="1" meta:cell-count="90" meta:object-count="0"/>
  </office:meta>
</office:document-meta>
</file>